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34458333333333cm" style:use-optimal-column-width="true"/>
    </style:style>
    <style:style style:name="co2" style:family="table-column">
      <style:table-column-properties fo:break-before="auto" style:column-width="13.03513888888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Ethnicit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Ethnicity diversity data 2021-22</text:p>
          </table:table-cell>
          <table:table-cell office:value-type="string" table:style-name="ce1">
            <text:p>Employees identifying as Ethnic Minor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float" office:value="10.63" table:style-name="ce1">
            <text:p>10.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office:value-type="float" office:value="10.77" table:style-name="ce1">
            <text:p>10.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4</text:p>
          </table:table-cell>
          <table:table-cell office:value-type="float" office:value="11.05" table:style-name="ce1">
            <text:p>11.05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2-04-13T12:37:17Z</meta:creation-date>
    <dc:date>2022-04-13T12:37:36Z</dc:date>
    <meta:user-defined meta:name="_MarkAsFinal" meta:value-type="boolean">true</meta:user-defined>
  </office:meta>
</office:document-meta>
</file>